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beed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50561e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color="#000000" officeooo:rsid="001447a3" officeooo:paragraph-rsid="00155c34"/>
    </style:style>
    <style:style style:name="P22" style:family="paragraph" style:parent-style-name="Preformatted_20_Text">
      <style:text-properties fo:color="#000000" officeooo:rsid="001447a3" officeooo:paragraph-rsid="00278f20"/>
    </style:style>
    <style:style style:name="P23" style:family="paragraph" style:parent-style-name="Preformatted_20_Text">
      <style:text-properties fo:color="#000000" officeooo:rsid="001447a3" officeooo:paragraph-rsid="018422ac"/>
    </style:style>
    <style:style style:name="P24" style:family="paragraph" style:parent-style-name="Preformatted_20_Text">
      <style:text-properties fo:color="#000000" officeooo:rsid="001447a3" officeooo:paragraph-rsid="01835de1"/>
    </style:style>
    <style:style style:name="P25" style:family="paragraph" style:parent-style-name="Preformatted_20_Text">
      <style:text-properties fo:color="#000000" officeooo:rsid="001447a3" officeooo:paragraph-rsid="01a456fa"/>
    </style:style>
    <style:style style:name="P26" style:family="paragraph" style:parent-style-name="Preformatted_20_Text">
      <style:text-properties fo:color="#000000" officeooo:rsid="001447a3" officeooo:paragraph-rsid="01d43ebc"/>
    </style:style>
    <style:style style:name="P27" style:family="paragraph" style:parent-style-name="Preformatted_20_Text">
      <style:text-properties fo:color="#000000" officeooo:rsid="001447a3" officeooo:paragraph-rsid="00423e0f"/>
    </style:style>
    <style:style style:name="P28" style:family="paragraph" style:parent-style-name="Preformatted_20_Text">
      <style:text-properties fo:color="#000000" officeooo:rsid="001447a3" officeooo:paragraph-rsid="00549b3a"/>
    </style:style>
    <style:style style:name="P29" style:family="paragraph" style:parent-style-name="Preformatted_20_Text">
      <style:text-properties fo:color="#000000" officeooo:rsid="001447a3" officeooo:paragraph-rsid="00566f22"/>
    </style:style>
    <style:style style:name="P30" style:family="paragraph" style:parent-style-name="Preformatted_20_Text">
      <style:text-properties fo:color="#000000" officeooo:rsid="001447a3" officeooo:paragraph-rsid="0353d333"/>
    </style:style>
    <style:style style:name="P31" style:family="paragraph" style:parent-style-name="Preformatted_20_Text">
      <style:text-properties fo:color="#000000" officeooo:rsid="001447a3" officeooo:paragraph-rsid="046ba193"/>
    </style:style>
    <style:style style:name="P32" style:family="paragraph" style:parent-style-name="Preformatted_20_Text">
      <style:text-properties fo:color="#000000" officeooo:rsid="001447a3" officeooo:paragraph-rsid="052d5520"/>
    </style:style>
    <style:style style:name="P33" style:family="paragraph" style:parent-style-name="Preformatted_20_Text">
      <style:text-properties fo:color="#000000" officeooo:rsid="001447a3" officeooo:paragraph-rsid="053859b1"/>
    </style:style>
    <style:style style:name="P34" style:family="paragraph" style:parent-style-name="Preformatted_20_Text">
      <style:text-properties fo:color="#000000" officeooo:rsid="001447a3" officeooo:paragraph-rsid="053900f1"/>
    </style:style>
    <style:style style:name="P35" style:family="paragraph" style:parent-style-name="Preformatted_20_Text">
      <style:text-properties fo:color="#000000" officeooo:rsid="001447a3" officeooo:paragraph-rsid="03948af0"/>
    </style:style>
    <style:style style:name="P36" style:family="paragraph" style:parent-style-name="Preformatted_20_Text">
      <style:text-properties fo:color="#000000" officeooo:rsid="001447a3" officeooo:paragraph-rsid="05d013fa"/>
    </style:style>
    <style:style style:name="P37" style:family="paragraph" style:parent-style-name="Preformatted_20_Text">
      <style:text-properties fo:color="#000000" officeooo:rsid="001447a3" officeooo:paragraph-rsid="05ec9c27"/>
    </style:style>
    <style:style style:name="P38" style:family="paragraph" style:parent-style-name="Preformatted_20_Text">
      <style:text-properties fo:color="#000000" officeooo:rsid="001447a3" officeooo:paragraph-rsid="05fa8c7c"/>
    </style:style>
    <style:style style:name="P39" style:family="paragraph" style:parent-style-name="Preformatted_20_Text">
      <style:text-properties fo:color="#000000" officeooo:rsid="001447a3" officeooo:paragraph-rsid="05fd861a"/>
    </style:style>
    <style:style style:name="P40" style:family="paragraph" style:parent-style-name="Preformatted_20_Text">
      <style:text-properties fo:color="#000000" officeooo:rsid="001447a3" officeooo:paragraph-rsid="0601df5b"/>
    </style:style>
    <style:style style:name="P41" style:family="paragraph" style:parent-style-name="Preformatted_20_Text">
      <style:text-properties fo:color="#000000" officeooo:rsid="001447a3" officeooo:paragraph-rsid="0540feb1"/>
    </style:style>
    <style:style style:name="P42" style:family="paragraph" style:parent-style-name="Preformatted_20_Text">
      <style:text-properties fo:color="#000000" officeooo:rsid="001447a3" officeooo:paragraph-rsid="060a8c1c"/>
    </style:style>
    <style:style style:name="P43" style:family="paragraph" style:parent-style-name="Preformatted_20_Text">
      <style:text-properties fo:color="#000000" officeooo:rsid="001447a3" officeooo:paragraph-rsid="060d3f0a"/>
    </style:style>
    <style:style style:name="P44" style:family="paragraph" style:parent-style-name="Preformatted_20_Text">
      <style:text-properties fo:color="#000000" officeooo:rsid="001447a3" officeooo:paragraph-rsid="062018c1"/>
    </style:style>
    <style:style style:name="P45" style:family="paragraph" style:parent-style-name="Preformatted_20_Text">
      <style:text-properties fo:color="#000000" officeooo:rsid="001447a3" officeooo:paragraph-rsid="062fedc4"/>
    </style:style>
    <style:style style:name="P46" style:family="paragraph" style:parent-style-name="Preformatted_20_Text">
      <style:text-properties fo:color="#000000" officeooo:rsid="001447a3" officeooo:paragraph-rsid="063780ef"/>
    </style:style>
    <style:style style:name="P47" style:family="paragraph" style:parent-style-name="Preformatted_20_Text">
      <style:text-properties fo:color="#000000" officeooo:rsid="001447a3" officeooo:paragraph-rsid="0640ea09"/>
    </style:style>
    <style:style style:name="P48" style:family="paragraph" style:parent-style-name="Preformatted_20_Text">
      <style:text-properties fo:color="#000000" officeooo:rsid="001447a3" officeooo:paragraph-rsid="064beed8"/>
    </style:style>
    <style:style style:name="P49" style:family="paragraph" style:parent-style-name="Preformatted_20_Text">
      <style:text-properties fo:color="#000000" officeooo:rsid="001447a3" officeooo:paragraph-rsid="0650561e"/>
    </style:style>
    <style:style style:name="P50" style:family="paragraph" style:parent-style-name="Preformatted_20_Text">
      <style:text-properties fo:color="#000000" officeooo:rsid="001447a3" officeooo:paragraph-rsid="063cb8b6"/>
    </style:style>
    <style:style style:name="P51" style:family="paragraph" style:parent-style-name="Preformatted_20_Text">
      <style:text-properties fo:color="#000000" officeooo:rsid="001447a3" officeooo:paragraph-rsid="06511863"/>
    </style:style>
    <style:style style:name="P52" style:family="paragraph" style:parent-style-name="Preformatted_20_Text">
      <style:text-properties fo:color="#000000" officeooo:rsid="001447a3" officeooo:paragraph-rsid="0654b026"/>
    </style:style>
    <style:style style:name="P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9be57" fo:background-color="#ffffff" style:font-name-asian="arial" style:font-size-asian="9pt" style:font-style-asian="normal" style:font-weight-asian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bd755" fo:background-color="#ffffff" style:font-name-asian="arial" style:font-size-asian="9pt" style:font-style-asian="normal" style:font-weight-asian="normal" style:text-emphasize="none" loext:padding="0cm" loext:border="none"/>
    </style:style>
    <style:style style:name="P5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6033f2" fo:background-color="#ffffff" style:font-name-asian="arial" style:font-size-asian="9pt" style:font-style-asian="normal" style:font-weight-asian="normal" style:text-emphasize="none" loext:padding="0cm" loext:border="none"/>
    </style:style>
    <style:style style:name="P6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70fb2d" officeooo:paragraph-rsid="0670fb2d" fo:background-color="#ffffff" style:font-name-asian="arial" style:font-size-asian="9pt" style:font-style-asian="normal" style:font-weight-asian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51186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51186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3cb8b6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447a3" fo:background-color="#ffff00" loext:char-shading-value="0"/>
    </style:style>
    <style:style style:name="T20" style:family="text">
      <style:text-properties officeooo:rsid="062018c1" fo:background-color="#ffff00" loext:char-shading-value="0"/>
    </style:style>
    <style:style style:name="T21" style:family="text">
      <style:text-properties fo:color="#800000"/>
    </style:style>
    <style:style style:name="T22" style:family="text">
      <style:text-properties fo:color="#800000" officeooo:rsid="00566f22"/>
    </style:style>
    <style:style style:name="T23" style:family="text">
      <style:text-properties fo:color="#800000" officeooo:rsid="00529df8"/>
    </style:style>
    <style:style style:name="T24" style:family="text">
      <style:text-properties fo:color="#800000" officeooo:rsid="0659be57"/>
    </style:style>
    <style:style style:name="T25" style:family="text">
      <style:text-properties fo:color="#800000" officeooo:rsid="066033f2"/>
    </style:style>
    <style:style style:name="T26" style:family="text">
      <style:text-properties officeooo:rsid="063780ef"/>
    </style:style>
    <style:style style:name="T27" style:family="text">
      <style:text-properties officeooo:rsid="062a21cd"/>
    </style:style>
    <style:style style:name="T28" style:family="text">
      <style:text-properties officeooo:rsid="0659be57"/>
    </style:style>
    <style:style style:name="T29" style:family="text">
      <style:text-properties officeooo:rsid="065ac882"/>
    </style:style>
    <style:style style:name="T30" style:family="text">
      <style:text-properties officeooo:rsid="066033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作者:唐海湘</text:p>
      <text:p text:style-name="P21"/>
      <text:p text:style-name="P21">模块名:管理费</text:p>
      <text:p text:style-name="P37"><text:tab/>导航下拉名_1:<text:bookmark-start text:name="__DdeLink__12058_1618458271"/>管理费用<text:bookmark-end text:name="__DdeLink__12058_1618458271"/></text:p>
      <text:p text:style-name="P47"><text:tab/><text:tab/><text:bookmark-start text:name="__DdeLink__2774_1271131015"/><text:span text:style-name="T18">导航名_1:管理费用</text:span></text:p>
      <text:p text:style-name="P21"><text:tab/><text:tab/><text:tab/><text:span text:style-name="T21">功能名字_1:列表 <text:s/>功能类型:网格 (有网格)</text:span></text:p>
      <text:p text:style-name="P35"><text:span text:style-name="T21"><text:tab/><text:tab/><text:tab/><text:tab/></text:span>有一个隐藏id</text:p>
      <text:p text:style-name="P36"><text:tab/><text:tab/><text:tab/><text:tab/><text:bookmark-start text:name="__DdeLink__19628_1441382339"/>字段名称_1:<text:bookmark-end text:name="__DdeLink__19628_1441382339"/>地区</text:p>
      <text:p text:style-name="P21"><text:tab/><text:tab/><text:tab/><text:tab/>字段名称_1:<text:bookmark-start text:name="__DdeLink__19590_1441382339"/>项目组<text:bookmark-end text:name="__DdeLink__19590_1441382339"/></text:p>
      <text:p text:style-name="P21"><text:tab/><text:tab/><text:tab/><text:tab/>字段名称_2:项目名称</text:p>
      <text:p text:style-name="P22"><text:tab/><text:tab/><text:tab/><text:tab/>字段名称_3:类别</text:p>
      <text:p text:style-name="P22"><text:tab/><text:tab/><text:tab/><text:tab/>字段名称_4:年份</text:p>
      <text:p text:style-name="P22"><text:tab/><text:tab/><text:tab/><text:tab/>字段名称_5:月份</text:p>
      <text:p text:style-name="P21"><text:tab/><text:tab/><text:tab/><text:tab/>字段名称_6:目标管理费用</text:p>
      <text:p text:style-name="P21"><text:tab/><text:tab/><text:tab/><text:tab/>字段名称_7:实际管理费用</text:p>
      <text:p text:style-name="P30"><text:tab/><text:tab/><text:tab/><text:tab/>字段名称_8:比例</text:p>
      <text:p text:style-name="P30"><text:tab/><text:tab/><text:tab/><text:tab/>字段名称_9:差额</text:p>
      <text:p text:style-name="P23"><text:tab/><text:tab/><text:tab/><text:tab/></text:p>
      <text:p text:style-name="P24"/>
      <text:p text:style-name="P24"/>
      <text:p text:style-name="P21"><text:tab/><text:tab/><text:tab/><text:span text:style-name="T21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8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8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8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2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38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34"><text:tab/><text:tab/><text:tab/><text:tab/>字段名称_7:<text:bookmark-start text:name="__DdeLink__19604_1441382339"/>目标<text:bookmark-end text:name="__DdeLink__19604_1441382339"/>管理费用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"/>实际<text:bookmark-end text:name="__DdeLink__19606_1441382339"/>管理费用<text:tab/>标签类型:数字框 <text:s/><text:span text:style-name="T2"><text:s/>非必填 <text:s/></text:span><text:span text:style-name="T4">默认0.00</text:span></text:p>
      <text:p text:style-name="P33"><text:tab/><text:tab/><text:tab/><text:tab/><text:bookmark-end text:name="__DdeLink__2728_1271131015"/></text:p>
      <text:p text:style-name="P6"/>
      <text:p text:style-name="P16"><text:bookmark-end text:name="__DdeLink__14141_1441382339"/></text:p>
      <text:p text:style-name="P15"><text:tab/><text:tab/><text:tab/><text:tab/></text:p>
      <text:p text:style-name="P15"><text:tab/><text:tab/><text:tab/><text:tab/></text:p>
      <text:p text:style-name="P25"/>
      <text:p text:style-name="P21"><text:tab/></text:p>
      <text:p text:style-name="P1"><text:tab/><text:tab/><text:tab/><text:span text:style-name="T21">功能名称_3:编辑 功能</text:span>类型:编辑 <text:s text:c="4"/></text:p>
      <text:p text:style-name="P26"><text:tab/><text:tab/><text:tab/><text:tab/>有一个隐藏id</text:p>
      <text:p text:style-name="P40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40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40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0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40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40"><text:tab/><text:tab/><text:tab/><text:tab/>字段名称_7:<text:bookmark-start text:name="__DdeLink__19604_14413823391"/>目标<text:bookmark-end text:name="__DdeLink__19604_14413823391"/>管理费用<text:tab/>标签类型:数字框 <text:s/><text:span text:style-name="T2"><text:s/>非必填 <text:s/></text:span><text:span text:style-name="T4">默认0.00</text:span></text:p>
      <text:p text:style-name="P40"><text:tab/><text:tab/><text:tab/><text:tab/>字段名称_8:<text:bookmark-start text:name="__DdeLink__19606_14413823391"/>实际<text:bookmark-end text:name="__DdeLink__19606_14413823391"/>管理费用<text:tab/>标签类型:数字框 <text:s/><text:span text:style-name="T2"><text:s/>非必填 <text:s/></text:span><text:span text:style-name="T4">默认0.00</text:span></text:p>
      <text:p text:style-name="P10"><text:tab/><text:tab/><text:tab/><text:tab/></text:p>
      <text:p text:style-name="P31"><text:tab/><text:tab/><text:tab/></text:p>
      <text:p text:style-name="P4"><text:tab/><text:tab/><text:tab/><text:tab/></text:p>
      <text:p text:style-name="P27"/>
      <text:p text:style-name="P28"><text:tab/><text:tab/><text:tab/><text:span text:style-name="T21">功能名称_</text:span><text:span text:style-name="T23">4</text:span><text:span text:style-name="T21">:删除 功能类型:</text:span> 删除 <text:s/></text:p>
      <text:p text:style-name="P28"><text:tab/><text:tab/><text:tab/><text:tab/>温馨提示：确定删除这条数据么？</text:p>
      <text:p text:style-name="P28"><text:tab/><text:tab/><text:tab/><text:tab/><text:tab/></text:p>
      <text:p text:style-name="P42"><text:tab/><text:tab/><text:tab/><text:bookmark-start text:name="__DdeLink__18171_1271131015"/><text:span text:style-name="T21">功能名称_</text:span><text:span text:style-name="T22">5</text:span><text:span text:style-name="T21">:地区汇总 功能类型:</text:span></text:p>
      <text:p text:style-name="P42"><text:tab/><text:tab/><text:tab/><text:tab/>隐藏id</text:p>
      <text:p text:style-name="P12"><text:tab/><text:tab/><text:tab/><text:tab/>字段名称_1:地区<text:tab/><text:tab/>标签类型:多选下拉框 <text:s text:c="3"/>必填 </text:p>
      <text:p text:style-name="P48"><text:soft-page-break/><text:tab/><text:tab/><text:tab/><text:tab/>字段名称_2:开始时间<text:tab/><text:tab/><text:tab/>标签类型:年月框 <text:s/><text:span text:style-name="T2"><text:s text:c="2"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3"/>必填 <text:s text:c="2"/>不可编辑</text:span></text:p>
      <text:p text:style-name="P50"><text:span text:style-name="T2"><text:tab/><text:tab/><text:tab/><text:tab/>汇总表头：</text:span><text:span text:style-name="T5">(地区/年份/月份/目标管理费用/实际管理费用/比例/差额)</text:span></text:p>
      <text:p text:style-name="P51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19"/>
      <text:p text:style-name="P42"><text:span text:style-name="T9"><text:tab/><text:tab/><text:tab/>功能名称_</text:span><text:span text:style-name="T10">6</text:span><text:span text:style-name="T9">:项目组汇总 功能类型:</text:span></text:p>
      <text:p text:style-name="P42"><text:tab/><text:tab/><text:tab/><text:tab/>隐藏id</text:p>
      <text:p text:style-name="P7"><text:tab/><text:tab/><text:tab/><text:tab/>字段名称_1:项目组<text:tab/><text:tab/>标签类型:多选下拉框 <text:s/><text:bookmark-start text:name="__DdeLink__12061_1618458271"/><text:s/><text:bookmark-end text:name="__DdeLink__12061_1618458271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14"><text:tab/><text:tab/><text:tab/><text:tab/>汇总表头：<text:span text:style-name="T27">(</text:span>项目组<text:span text:style-name="T27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组</text:span><text:span text:style-name="T5">/地区/项目名称/类别/年份/月份/目标管理费用/实际管理费用/比例/差额)</text:span></text:p>
      <text:p text:style-name="P41"><text:tab/><text:tab/><text:tab/></text:p>
      <text:p text:style-name="P43"><text:tab/><text:tab/><text:tab/><text:span text:style-name="T9">功能名称_</text:span><text:span text:style-name="T11">7</text:span><text:span text:style-name="T9">:类别汇总 功能类型:</text:span></text:p>
      <text:p text:style-name="P43"><text:tab/><text:tab/><text:tab/><text:tab/>隐藏id</text:p>
      <text:p text:style-name="P12"><text:tab/><text:tab/><text:tab/><text:tab/>字段名称_1:类别<text:tab/><text:tab/>标签类型:多选下拉框 <text:s text:c="5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3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类别</text:span><text:span text:style-name="T5">/项目名称/项目组/地区/年份/月份/目标管理费用/实际管理费用/比例/差额)</text:span></text:p>
      <text:p text:style-name="P43"/>
      <text:p text:style-name="P43"><text:tab/><text:tab/><text:tab/><text:span text:style-name="T9">功能名称_</text:span><text:span text:style-name="T11">8</text:span><text:span text:style-name="T9">:项目名称汇总 功能类型:</text:span></text:p>
      <text:p text:style-name="P43"><text:tab/><text:tab/><text:tab/><text:tab/>隐藏id</text:p>
      <text:p text:style-name="P12"><text:tab/><text:tab/><text:tab/><text:tab/>字段名称_1:项目名称<text:tab/><text:tab/>标签类型:多选下拉框 <text:s text:c="3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名称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名称</text:span><text:span text:style-name="T5">/项目组/地区/类别/年份/月份/目标管理费</text:span><text:span text:style-name="T7">用</text:span><text:span text:style-name="T5">/实际管理费用/比例/差额)</text:span><text:bookmark-end text:name="__DdeLink__2774_1271131015"/><text:bookmark-end text:name="__DdeLink__18171_1271131015"/></text:p>
      <text:p text:style-name="P29"><text:tab/><text:tab/><text:tab/></text:p>
      <text:p text:style-name="P21"/>
      <text:p text:style-name="P21"/>
      <text:p text:style-name="P3"><text:span text:style-name="T1"><text:tab/><text:tab/></text:span><text:span text:style-name="T19">导航名_</text:span><text:span text:style-name="T20">2</text:span><text:span text:style-name="T19">:外包管理费</text:span></text:p>
      <text:p text:style-name="P44"><text:tab/><text:tab/><text:tab/><text:span text:style-name="T21">功能名字_1:列表 <text:s/>功能类型:网格 (有网格)</text:span></text:p>
      <text:p text:style-name="P44"><text:span text:style-name="T21"><text:tab/><text:tab/><text:tab/><text:tab/></text:span>有一个隐藏id</text:p>
      <text:p text:style-name="P44"><text:tab/><text:tab/><text:tab/><text:tab/><text:bookmark-start text:name="__DdeLink__19628_14413823391"/>字段名称_1:<text:bookmark-end text:name="__DdeLink__19628_14413823391"/>地区</text:p>
      <text:p text:style-name="P44"><text:tab/><text:tab/><text:tab/><text:tab/>字段名称_1:<text:bookmark-start text:name="__DdeLink__19590_14413823391"/>项目组<text:bookmark-end text:name="__DdeLink__19590_14413823391"/></text:p>
      <text:p text:style-name="P44"><text:tab/><text:tab/><text:tab/><text:tab/>字段名称_2:项目名称</text:p>
      <text:p text:style-name="P44"><text:tab/><text:tab/><text:tab/><text:tab/>字段名称_3:类别</text:p>
      <text:p text:style-name="P44"><text:tab/><text:tab/><text:tab/><text:tab/>字段名称_4:年份</text:p>
      <text:p text:style-name="P44"><text:tab/><text:tab/><text:tab/><text:tab/>字段名称_5:月份</text:p>
      <text:p text:style-name="P44"><text:tab/><text:tab/><text:tab/><text:tab/>字段名称_6:目标管理费</text:p>
      <text:p text:style-name="P44"><text:tab/><text:tab/><text:tab/><text:tab/>字段名称_7:实际管理费</text:p>
      <text:p text:style-name="P44"><text:tab/><text:tab/><text:tab/><text:tab/>字段名称_8:比例</text:p>
      <text:p text:style-name="P44"><text:tab/><text:tab/><text:tab/><text:tab/>字段名称_9:差额</text:p>
      <text:p text:style-name="P44"><text:tab/><text:tab/><text:tab/><text:tab/></text:p>
      <text:p text:style-name="P44"/>
      <text:p text:style-name="P44"/>
      <text:p text:style-name="P44"><text:tab/><text:tab/><text:tab/><text:span text:style-name="T21">功能名称_2:添加 功能类型:添加</text:span><text:bookmark-start text:name="__DdeLink__14141_14413823391"/></text:p>
      <text:p text:style-name="P8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44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<text:bookmark-end text:name="__DdeLink__2728_12711310151"/></text:p>
      <text:p text:style-name="P8"><text:soft-page-break/></text:p>
      <text:p text:style-name="P17"><text:bookmark-end text:name="__DdeLink__14141_14413823391"/></text:p>
      <text:p text:style-name="P17"><text:tab/><text:tab/><text:tab/><text:tab/></text:p>
      <text:p text:style-name="P17"><text:tab/><text:tab/><text:tab/><text:tab/></text:p>
      <text:p text:style-name="P44"/>
      <text:p text:style-name="P44"><text:tab/></text:p>
      <text:p text:style-name="P2"><text:tab/><text:tab/><text:tab/><text:span text:style-name="T21">功能名称_3:编辑 功能</text:span>类型:编辑 <text:s text:c="4"/></text:p>
      <text:p text:style-name="P44"><text:tab/><text:tab/><text:tab/><text:tab/>有一个隐藏id</text:p>
      <text:p text:style-name="P44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44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8"><text:tab/><text:tab/><text:tab/><text:tab/></text:p>
      <text:p text:style-name="P44"><text:tab/><text:tab/><text:tab/><text:span text:style-name="T21">功能名称_</text:span><text:span text:style-name="T23">4</text:span><text:span text:style-name="T21">:删除 功能类型:</text:span> 删除 <text:s/></text:p>
      <text:p text:style-name="P44"><text:tab/><text:tab/><text:tab/><text:tab/>温馨提示：确定删除这条数据么？</text:p>
      <text:p text:style-name="P44"><text:tab/><text:tab/><text:tab/><text:tab/><text:tab/></text:p>
      <text:p text:style-name="P45"><text:tab/><text:tab/><text:tab/><text:span text:style-name="T21">功能名称_</text:span><text:span text:style-name="T22">5</text:span><text:span text:style-name="T21">:地区汇总 功能类型:</text:span></text:p>
      <text:p text:style-name="P45"><text:tab/><text:tab/><text:tab/><text:tab/>隐藏id</text:p>
      <text:p text:style-name="P9"><text:tab/><text:tab/><text:tab/><text:tab/>字段名称_1:地区<text:tab/><text:tab/>标签类型:<text:bookmark-start text:name="__DdeLink__12056_1618458271"/>多选下拉框 <text:s text:c="2"/>必填 <text:bookmark-end text:name="__DdeLink__12056_1618458271"/>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2"/>必填 <text:s text:c="2"/>不可编辑</text:span><text:bookmark-start text:name="__DdeLink__18173_1271131015"/></text:p>
      <text:p text:style-name="P52"><text:span text:style-name="T2"><text:tab/><text:tab/><text:tab/><text:tab/>汇总表头：</text:span><text:span text:style-name="T5">(地区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20"><text:bookmark-end text:name="__DdeLink__18173_1271131015"/></text:p>
      <text:p text:style-name="P45"><text:span text:style-name="T9"><text:tab/><text:tab/><text:tab/>功能名称_</text:span><text:span text:style-name="T10">6</text:span><text:span text:style-name="T9">:项目组汇总 功能类型:</text:span></text:p>
      <text:p text:style-name="P45"><text:tab/><text:tab/><text:tab/><text:tab/>隐藏id</text:p>
      <text:p text:style-name="P11"><text:tab/><text:tab/><text:tab/><text:tab/>字段名称_1:项目组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项目组/地区/项目名称/类别/年份/月份/目标管理费用/实际管理费用/比例/差额)</text:span></text:p>
      <text:p text:style-name="P45"><text:tab/><text:tab/><text:tab/><text:tab/></text:p>
      <text:p text:style-name="P45"><text:tab/><text:tab/><text:tab/><text:span text:style-name="T9">功能名称_</text:span><text:span text:style-name="T11">7</text:span><text:span text:style-name="T9">:类别汇总 功能类型:</text:span></text:p>
      <text:p text:style-name="P45"><text:tab/><text:tab/><text:tab/><text:tab/>隐藏id</text:p>
      <text:p text:style-name="P11"><text:tab/><text:tab/><text:tab/><text:tab/>字段名称_1:类别<text:tab/><text:tab/>标签类型:多选下拉框 <text:s text:c="2"/>必填 </text:p>
      <text:p text:style-name="P49"><text:tab/><text:tab/><text:tab/><text:tab/>字段名称_2:开始时间<text:tab/><text:tab/><text:tab/>标签类型: 年月框 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类别/项目名称/项目组/地区/年份/月份/目标管理费用/实际管理费用/比例/差额)</text:span></text:p>
      <text:p text:style-name="P45"/>
      <text:p text:style-name="P45"><text:tab/><text:tab/><text:tab/><text:span text:style-name="T9">功能名称_</text:span><text:span text:style-name="T11">8</text:span><text:span text:style-name="T9">:项目名称汇总 功能类型:</text:span></text:p>
      <text:p text:style-name="P45"><text:tab/><text:tab/><text:tab/><text:tab/>隐藏id</text:p>
      <text:p text:style-name="P11"><text:tab/><text:tab/><text:tab/><text:tab/>字段名称_1:项目名称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12"><text:tab/><text:tab/><text:tab/><text:tab/></text:span><text:span text:style-name="T14">汇总表头：</text:span><text:span text:style-name="T13">(</text:span><text:span text:style-name="T14">项目名称</text:span><text:span text:style-name="T13">/年份/月份/目标管理费用/实际管理费用/比例/差额)</text:span></text:p>
      <text:p text:style-name="P52"><text:span text:style-name="T13"><text:tab/><text:tab/><text:tab/><text:tab/></text:span><text:span text:style-name="T15">详情</text:span><text:span text:style-name="T13">汇总表头：(项目名称/项目组/地区/类别/年份/月份/目标管理费</text:span><text:span text:style-name="T16">用</text:span><text:span text:style-name="T13">/实际管理费用/比例/差额)</text:span></text:p>
      <text:p text:style-name="P18"/>
      <text:p text:style-name="P18"/>
      <text:p text:style-name="P18"/>
      <text:p text:style-name="P18"/>
      <text:p text:style-name="P18"><text:soft-page-break/></text:p>
      <text:p text:style-name="P18">修改：</text:p>
      <text:p text:style-name="P18"><text:tab/><text:span text:style-name="T28">1、</text:span>添加权限：添加下拉导航权限，功能导航权限，模块设置导航权限</text:p>
      <text:p text:style-name="P56"><text:s text:c="8"/><text:span text:style-name="T28">2、管理费用 导航 <text:s/>加上四个功能，分别是：</text:span></text:p>
      <text:p text:style-name="P56"><text:span text:style-name="T28"><text:s text:c="15"/>a.地区汇总里面的 “</text:span><text:span text:style-name="T24">导出</text:span><text:span text:style-name="T28">” <text:s/></text:span></text:p>
      <text:p text:style-name="P56"><text:s text:c="14"/><text:span text:style-name="T28"><text:s/>b.项目组汇总里面的 “</text:span><text:span text:style-name="T24">导出”</text:span><text:span text:style-name="T28"> </text:span></text:p>
      <text:p text:style-name="P56"><text:s text:c="14"/><text:span text:style-name="T28"><text:s/>c.项目名称汇总里面的 “</text:span><text:span text:style-name="T24">导出</text:span><text:span text:style-name="T28">” <text:s/></text:span></text:p>
      <text:p text:style-name="P56"><text:s text:c="14"/><text:span text:style-name="T28"><text:s/>d.类别汇总里面的 “</text:span><text:span text:style-name="T24">导出</text:span><text:span text:style-name="T28">” <text:s text:c="2"/></text:span></text:p>
      <text:p text:style-name="P56"><text:s text:c="10"/>这四个导出条件就是他们汇总的条件</text:p>
      <text:p text:style-name="P56"/>
      <text:p text:style-name="P53"><text:span text:style-name="T29"><text:s text:c="3"/>3、</text:span><text:bookmark-start text:name="__DdeLink__852_1564680114"/><text:span text:style-name="T29">外包费 导航 </text:span><text:bookmark-end text:name="__DdeLink__852_1564680114"/><text:span text:style-name="T29"><text:s/>加上四个功能，分别是：</text:span></text:p>
      <text:p text:style-name="P57"><text:span text:style-name="T28"><text:s text:c="15"/>a.地区汇总里面的 “</text:span><text:span text:style-name="T24">导出</text:span><text:span text:style-name="T28">” <text:s/></text:span></text:p>
      <text:p text:style-name="P57"><text:s text:c="14"/><text:span text:style-name="T28"><text:s/>b.项目组汇总里面的 “</text:span><text:span text:style-name="T24">导出</text:span><text:span text:style-name="T28">” </text:span></text:p>
      <text:p text:style-name="P57"><text:s text:c="14"/><text:span text:style-name="T28"><text:s/>c.项目名称汇总里面的 “</text:span><text:span text:style-name="T24">导出</text:span><text:span text:style-name="T28">” <text:s/></text:span></text:p>
      <text:p text:style-name="P58"><text:s text:c="14"/><text:span text:style-name="T28"><text:s/>d.类别汇总里面的 “</text:span><text:span text:style-name="T24">导出</text:span><text:span text:style-name="T28">” <text:s text:c="2"/></text:span></text:p>
      <text:p text:style-name="P58"><text:s text:c="10"/>这四个导出条件就是他们汇总的条件</text:p>
      <text:p text:style-name="P58"/>
      <text:p text:style-name="P59"><text:s text:c="2"/><text:span text:style-name="T30">4、管理费用 导航 <text:s text:c="2"/>加上 </text:span><text:span text:style-name="T25">“导入</text:span><text:span text:style-name="T30">” <text:s/>功能</text:span></text:p>
      <text:p text:style-name="P59"><text:span text:style-name="T17"/></text:p>
      <text:p text:style-name="P59"><text:s text:c="2"/><text:span text:style-name="T30">5、外包费 导航 <text:s text:c="3"/>加上 “</text:span><text:span text:style-name="T25">导入</text:span><text:span text:style-name="T30">” <text:s/>功能</text:span></text:p>
      <text:p text:style-name="P59"/>
      <text:p text:style-name="P60">6、汇总的类别的下拉框内容换成 <text:s/>向后台发请求获取 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0T11:44:22.774065942</dc:date>
    <meta:editing-duration>P13DT8H37M51S</meta:editing-duration>
    <meta:editing-cycles>986</meta:editing-cycles>
    <meta:generator>LibreOffice/5.1.6.2.0$Linux_X86_64 LibreOffice_project/10$Build-2</meta:generator>
    <meta:document-statistic meta:table-count="0" meta:image-count="0" meta:object-count="0" meta:page-count="4" meta:paragraph-count="163" meta:word-count="2669" meta:character-count="4215" meta:non-whitespace-character-count="3011"/>
  </office:meta>
</office:document-meta>
</file>